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900000027E72A1D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4507in" fo:margin-left="-0.075in" table:align="left" style:writing-mode="lr-tb"/>
    </style:style>
    <style:style style:name="Tabelle1.A" style:family="table-column">
      <style:table-column-properties style:column-width="0.7451in"/>
    </style:style>
    <style:style style:name="Tabelle1.B" style:family="table-column">
      <style:table-column-properties style:column-width="1.0632in"/>
    </style:style>
    <style:style style:name="Tabelle1.C" style:family="table-column">
      <style:table-column-properties style:column-width="0.8806in"/>
    </style:style>
    <style:style style:name="Tabelle1.D" style:family="table-column">
      <style:table-column-properties style:column-width="1.2118in"/>
    </style:style>
    <style:style style:name="Tabelle1.E" style:family="table-column">
      <style:table-column-properties style:column-width="2.55in"/>
    </style:style>
    <style:style style:name="Tabelle1.1" style:family="table-row">
      <style:table-row-properties fo:keep-together="auto"/>
    </style:style>
    <style:style style:name="Tabelle1.A1" style:family="table-cell">
      <style:table-cell-properties fo:padding-left="0.075in" fo:padding-right="0.075in" fo:padding-top="0in" fo:padding-bottom="0in" fo:border="0.5pt solid #000001"/>
    </style:style>
    <style:style style:name="Tabelle1.C2" style:family="table-cell" style:data-style-name="N37">
      <style:table-cell-properties fo:padding-left="0.075in" fo:padding-right="0.075in" fo:padding-top="0in" fo:padding-bottom="0in" fo:border="0.5pt solid #000001"/>
    </style:style>
    <style:style style:name="Tabelle2" style:family="table">
      <style:table-properties style:width="6.3965in" fo:margin-left="-0.075in" table:align="left" style:writing-mode="lr-tb"/>
    </style:style>
    <style:style style:name="Tabelle2.A" style:family="table-column">
      <style:table-column-properties style:column-width="3.1979in"/>
    </style:style>
    <style:style style:name="Tabelle2.B" style:family="table-column">
      <style:table-column-properties style:column-width="3.1986in"/>
    </style:style>
    <style:style style:name="Tabelle2.1" style:family="table-row">
      <style:table-row-properties fo:keep-together="auto"/>
    </style:style>
    <style:style style:name="Tabelle2.A1" style:family="table-cell">
      <style:table-cell-properties fo:padding-left="0.075in" fo:padding-right="0.075in" fo:padding-top="0in" fo:padding-bottom="0in" fo:border="0.5pt solid #000001"/>
    </style:style>
    <style:style style:name="Tabelle2.A6" style:family="table-cell">
      <style:table-cell-properties fo:padding-left="0.075in" fo:padding-right="0.075in" fo:padding-top="0in" fo:padding-bottom="0in" fo:border-left="0.5pt solid #000001" fo:border-right="0.5pt solid #000001" fo:border-top="none" fo:border-bottom="0.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style:text-properties fo:font-weight="bold" style:font-weight-asian="bold"/>
    </style:style>
    <style:style style:name="P4" style:family="paragraph" style:parent-style-name="Text_20_body">
      <style:paragraph-properties fo:break-before="page"/>
    </style:style>
    <style:style style:name="P5" style:family="paragraph" style:parent-style-name="Heading_20_1">
      <style:paragraph-properties fo:break-before="page"/>
    </style:style>
    <style:style style:name="P6" style:family="paragraph" style:parent-style-name="Standard">
      <style:paragraph-properties fo:break-before="page"/>
      <style:text-properties fo:font-size="12pt" style:font-size-asian="12pt" style:language-asian="ja" style:country-asian="JP" style:font-size-complex="12pt"/>
    </style:style>
    <style:style style:name="P7" style:family="paragraph" style:parent-style-name="No_20_Spacing">
      <style:paragraph-properties fo:break-before="page"/>
      <style:text-properties fo:color="#365f91" style:font-name="Cambria" fo:font-size="14pt" fo:font-weight="bold" style:font-size-asian="14pt" style:font-weight-asian="bold"/>
    </style:style>
    <style:style style:name="P8" style:family="paragraph" style:parent-style-name="No_20_Spacing">
      <style:text-properties fo:color="#365f91" style:font-name="Cambria" fo:font-size="14pt" fo:font-weight="bold" style:font-size-asian="14pt" style:font-weight-asian="bold"/>
    </style:style>
    <style:style style:name="P9" style:family="paragraph" style:parent-style-name="Contents_20_Heading">
      <style:paragraph-properties fo:margin-left="0.3in" fo:margin-right="0in" fo:text-indent="0in" style:auto-text-indent="false"/>
    </style:style>
    <style:style style:name="P10" style:family="paragraph" style:parent-style-name="Standard">
      <style:paragraph-properties fo:margin-top="0.3335in" fo:margin-bottom="0.139in" style:contextual-spacing="false"/>
      <style:text-properties style:font-name="Cambria" fo:font-size="26pt" style:font-size-asian="26pt" style:font-size-complex="26pt"/>
    </style:style>
    <style:style style:name="P11" style:family="paragraph" style:parent-style-name="Standard">
      <style:text-properties fo:color="#365f91" style:font-name="Cambria" fo:font-size="14pt" fo:font-weight="bold" style:font-size-asian="14pt" style:font-weight-asian="bold" style:font-size-complex="14pt"/>
    </style:style>
    <style:style style:name="P12" style:family="paragraph" style:parent-style-name="No_20_Spacing">
      <style:paragraph-properties fo:margin-top="0.1665in" fo:margin-bottom="0in" style:contextual-spacing="false"/>
      <style:text-properties fo:color="#365f91" style:font-name="Cambria" fo:font-size="14pt" fo:font-weight="bold" style:font-size-asian="14pt" style:font-weight-asian="bold"/>
    </style:style>
    <style:style style:name="P13" style:family="paragraph" style:parent-style-name="Contents_20_1">
      <style:paragraph-properties>
        <style:tab-stops>
          <style:tab-stop style:position="6.3in" style:type="right" style:leader-style="dotted" style:leader-text="."/>
        </style:tab-stops>
      </style:paragraph-properties>
    </style:style>
    <style:style style:name="P14" style:family="paragraph" style:parent-style-name="Contents_20_2">
      <style:paragraph-properties>
        <style:tab-stops>
          <style:tab-stop style:position="6.3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Heading_20_3">
      <style:text-properties officeooo:paragraph-rsid="00155dab"/>
    </style:style>
    <style:style style:name="P17" style:family="paragraph" style:parent-style-name="List_20_Paragraph" style:list-style-name="WWNum42"/>
    <style:style style:name="P18" style:family="paragraph" style:parent-style-name="Heading_20_1">
      <style:text-properties officeooo:paragraph-rsid="0018d51a"/>
    </style:style>
    <style:style style:name="P19" style:family="paragraph" style:parent-style-name="Heading_20_2">
      <style:text-properties officeooo:paragraph-rsid="00155dab"/>
    </style:style>
    <style:style style:name="P20" style:family="paragraph" style:parent-style-name="Heading_20_2">
      <style:text-properties officeooo:paragraph-rsid="00175802"/>
    </style:style>
    <style:style style:name="P21" style:family="paragraph" style:parent-style-name="Anforderungen">
      <style:text-properties officeooo:rsid="00175802" officeooo:paragraph-rsid="00175802"/>
    </style:style>
    <style:style style:name="P22" style:family="paragraph" style:parent-style-name="Anforderungen">
      <style:text-properties officeooo:rsid="001876b6" officeooo:paragraph-rsid="001876b6"/>
    </style:style>
    <style:style style:name="P23" style:family="paragraph" style:parent-style-name="Anforderungen">
      <style:text-properties fo:font-weight="bold" officeooo:rsid="001876b6" officeooo:paragraph-rsid="001876b6" style:font-weight-asian="bold" style:font-weight-complex="bold"/>
    </style:style>
    <style:style style:name="P24" style:family="paragraph" style:parent-style-name="Anforderungen">
      <style:text-properties officeooo:paragraph-rsid="001876b6"/>
    </style:style>
    <style:style style:name="P25" style:family="paragraph" style:parent-style-name="Standard" style:master-page-name="First_20_Page">
      <style:paragraph-properties style:page-number="auto"/>
      <style:text-properties fo:font-weight="bold" style:font-weight-asian="bold"/>
    </style:style>
    <style:style style:name="P26" style:family="paragraph" style:parent-style-name="Standard">
      <style:paragraph-properties fo:margin-top="0in" fo:margin-bottom="0in" style:contextual-spacing="false" fo:line-height="100%"/>
    </style:style>
    <style:style style:name="P27" style:family="paragraph" style:parent-style-name="Standard">
      <style:paragraph-properties fo:margin-top="0in" fo:margin-bottom="0in" style:contextual-spacing="false" fo:line-height="100%"/>
      <style:text-properties officeooo:rsid="00155dab" officeooo:paragraph-rsid="00155dab"/>
    </style:style>
    <style:style style:name="P28" style:family="paragraph" style:parent-style-name="Standard">
      <style:paragraph-properties fo:margin-top="0in" fo:margin-bottom="0in" style:contextual-spacing="false" fo:line-height="100%"/>
      <style:text-properties officeooo:rsid="00175802" officeooo:paragraph-rsid="00175802"/>
    </style:style>
    <style:style style:name="P29" style:family="paragraph" style:parent-style-name="Text_20_body">
      <style:text-properties officeooo:rsid="00155dab" officeooo:paragraph-rsid="00155dab"/>
    </style:style>
    <style:style style:name="P30" style:family="paragraph" style:parent-style-name="Text_20_body" style:list-style-name="L2">
      <style:text-properties officeooo:paragraph-rsid="00155dab"/>
    </style:style>
    <style:style style:name="P31" style:family="paragraph" style:parent-style-name="Text_20_body" style:list-style-name="L2">
      <style:text-properties officeooo:rsid="00175802" officeooo:paragraph-rsid="00175802"/>
    </style:style>
    <style:style style:name="P32" style:family="paragraph" style:parent-style-name="Text_20_body">
      <style:text-properties officeooo:paragraph-rsid="00175802"/>
    </style:style>
    <style:style style:name="P33" style:family="paragraph">
      <style:paragraph-properties fo:text-align="center"/>
      <style:text-properties fo:font-size="18pt"/>
    </style:style>
    <style:style style:name="T1" style:family="text">
      <style:text-properties fo:font-size="18pt" style:font-size-asian="18pt"/>
    </style:style>
    <style:style style:name="T2" style:family="text">
      <style:text-properties officeooo:rsid="00175802"/>
    </style:style>
    <style:style style:name="T3" style:family="text">
      <style:text-properties fo:font-weight="bold" style:font-weight-asian="bold" style:font-weight-complex="bold"/>
    </style:style>
    <style:style style:name="T4" style:family="text">
      <style:text-properties fo:font-weight="bold" officeooo:rsid="001876b6" style:font-weight-asian="bold" style:font-weight-complex="bold"/>
    </style:style>
    <style:style style:name="T5" style:family="text">
      <style:text-properties fo:font-weight="bold" officeooo:rsid="0018d51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876b6" style:font-weight-asian="normal" style:font-weight-complex="normal"/>
    </style:style>
    <style:style style:name="T8" style:family="text">
      <style:text-properties fo:font-weight="normal" officeooo:rsid="0018d51a" style:font-weight-asian="normal" style:font-weight-complex="normal"/>
    </style:style>
    <style:style style:name="fr1"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3" svg:width="0.6248in" svg:height="0.5969in" svg:x="0in" svg:y="0in">
        <draw:image xlink:href="Pictures/100000000000002900000027E72A1DE5.png" xlink:type="simple" xlink:show="embed" xlink:actuate="onLoad">
          <text:p/>
        </draw:image>
      </draw:frame>
      <text:p text:style-name="P25"/>
      <text:p text:style-name="P10">Soziale Lernplattform (SoLe)<draw:frame draw:style-name="fr1" draw:name="Grafik1" text:anchor-type="char" svg:x="0.0228in" svg:y="0.0028in" svg:width="0.6252in" svg:height="0.5965in" draw:z-index="1"><draw:image xlink:href="Pictures/100000000000002900000027E72A1DE5.png" xlink:type="simple" xlink:show="embed" xlink:actuate="onLoad"/></draw:frame></text:p>
      <text:p text:style-name="No_20_Spacing">im Auftrag der Firma</text:p>
      <text:p text:style-name="No_20_Spacing">HAW Hamburg</text:p>
      <text:p text:style-name="No_20_Spacing"/>
      <text:p text:style-name="No_20_Spacing"><text:span text:style-name="T1">Lastenheft</text:span><text:line-break/></text:p>
      <text:p text:style-name="No_20_Spacing"><text:line-break/></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AM - Alex Mantel</text:p>
      <text:p text:style-name="No_20_Spacing">DH - Daniel Hofmeister</text:p>
      <text:p text:style-name="No_20_Spacing"/>
      <text:p text:style-name="No_20_Spacing">Version: 0.0</text:p>
      <text:p text:style-name="No_20_Spacing">Status: <text:s/>Designphase</text:p>
      <text:p text:style-name="No_20_Spacing">Stand: <text:date style:data-style-name="N37" text:date-value="2014-10-18T13:08:51.450000149" text:fixed="true">18.10.14</text:date></text:p>
      <text:p text:style-name="No_20_Spacing"/>
      <text:p text:style-name="No_20_Spacing"/>
      <text:p text:style-name="P8"/>
      <text:p text:style-name="P7">Zusammenfassung</text:p>
      <text:p text:style-name="No_20_Spacing">Dieses Dokument beschreibt die fachlichen Anforderungen an die Soziale Lernplattform, sowie Rahmenbedingungen und Organisation des Projekts. Auftraggeber ist die Firma &lt;Name&gt;.</text:p>
      <text:p text:style-name="P12">Historie</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Version</text:p>
          </table:table-cell>
          <table:table-cell table:style-name="Tabelle1.A1" office:value-type="string">
            <text:p text:style-name="P2">Status</text:p>
          </table:table-cell>
          <table:table-cell table:style-name="Tabelle1.A1" office:value-type="string">
            <text:p text:style-name="P2">Datum</text:p>
          </table:table-cell>
          <table:table-cell table:style-name="Tabelle1.A1" office:value-type="string">
            <text:p text:style-name="P2">Autor(en)</text:p>
          </table:table-cell>
          <table:table-cell table:style-name="Tabelle1.A1" office:value-type="string">
            <text:p text:style-name="P2">Erläuterung</text:p>
          </table:table-cell>
        </table:table-row>
        <table:table-row table:style-name="Tabelle1.1">
          <table:table-cell table:style-name="Tabelle1.A1" office:value-type="string">
            <text:p text:style-name="P2">0.1</text:p>
          </table:table-cell>
          <table:table-cell table:style-name="Tabelle1.A1" office:value-type="string">
            <text:p text:style-name="P2">In Arbeit</text:p>
          </table:table-cell>
          <table:table-cell table:style-name="Tabelle1.C2" office:value-type="date" office:date-value="2014-10-18">
            <text:p text:style-name="P2">10/18/14</text:p>
          </table:table-cell>
          <table:table-cell table:style-name="Tabelle1.A1" office:value-type="string">
            <text:p text:style-name="P2">AM,DH</text:p>
          </table:table-cell>
          <table:table-cell table:style-name="Tabelle1.A1" office:value-type="string">
            <text:p text:style-name="P2">&lt;Erläuterung zu den Änderungen&gt;</text:p>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
      <text:p text:style-name="P9"/>
      <text:p text:style-name="P6"/>
      <text:p text:style-name="P11">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326_991069185">1.1Stakeholder und Ziele<text:tab/>4</text:a></text:p>
          <text:p text:style-name="P14"><text:a xlink:type="simple" xlink:href="#__RefHeading__328_991069185">1.2Rahmenbedingungen und Organisation<text:tab/>4</text:a></text:p>
          <text:p text:style-name="P15"><text:a xlink:type="simple" xlink:href="#__RefHeading__330_991069185">1.2.1Ansprechpartner auf Auftragnehmerseite<text:tab/>4</text:a></text:p>
          <text:p text:style-name="P15"><text:a xlink:type="simple" xlink:href="#__RefHeading__332_991069185">1.2.2Ansprechpartner auf Auftraggeberseite<text:tab/>4</text:a></text:p>
          <text:p text:style-name="P15"><text:a xlink:type="simple" xlink:href="#__RefHeading__334_991069185">1.2.3Konventionen<text:tab/>4</text:a></text:p>
          <text:p text:style-name="P14"><text:a xlink:type="simple" xlink:href="#__RefHeading__338_991069185">1.3&lt;Themenblock, z. B. „Reservierung“&gt;<text:tab/>5</text:a></text:p>
          <text:p text:style-name="P13"><text:a xlink:type="simple" xlink:href="#__RefHeading__342_991069185">A3Anforderung 2<text:tab/>5</text:a></text:p>
          <text:p text:style-name="P14"><text:a xlink:type="simple" xlink:href="#__RefHeading__348_991069185">3.1&lt;Themenblock&gt;<text:tab/>5</text:a></text:p>
        </text:index-body>
      </text:table-of-content>
      <text:p text:style-name="Heading_20_1"/>
      <text:p text:style-name="Heading_20_1"/>
      <text:p text:style-name="P4"/>
      <text:p text:style-name="P18">A1 <text:bookmark-start text:name="_Toc241221401"/>Einleitung<text:bookmark-end text:name="_Toc241221401"/></text:p>
      <text:h text:style-name="P19" text:outline-level="2">Stakeholder und Ziele</text:h>
      <text:h text:style-name="P16" text:outline-level="3"><text:bookmark-start text:name="__RefHeading__326_991069185"/><text:bookmark-start text:name="_Toc241221402"/>Stakeholder <text:bookmark-end text:name="__RefHeading__326_991069185"/></text:h>
      <text:list xml:id="list2095675510260721973" text:style-name="L2">
        <text:list-item>
          <text:p text:style-name="P30">Users:<text:line-break/>Die User kann man nochmal grob in zwei Bereiche einteilen, die einen die vor allem Fragen stellen (Professoren eventuell) und die, die vor allem Fragen beantworten (Schüler, Studenten etc). Ihre Interessen und Ziele betreffen die Bedienlichkeit der Software und ihre Anforderungen an Hardware.</text:p>
        </text:list-item>
        <text:list-item>
          <text:p text:style-name="P31">Nutzer-Gruppen:</text:p>
        </text:list-item>
        <text:list-item>
          <text:p text:style-name="P30">Software Entwickler:<text:line-break/>Personen, die die Software (weiter-) entwickeln. Eine gute Dokumentation der vorliegenden Software und gute Kommentare im Code zur einfachen Weiterentwicklung und Wartung des Systems werden von ihnen gewünscht.</text:p>
        </text:list-item>
        <text:list-item>
          <text:p text:style-name="P30">Prüfer:<text:line-break/>Personen, die die Korrektheit von gemeldeten Fragen klärt. Er muss die Möglichkeit besitzen, Fragen zu löschen und zu ändern. Er ist an einer Konvention der Fragen interessiert (Einheitliche Fragestellung).</text:p>
        </text:list-item>
      </text:list>
      <text:h text:style-name="P16" text:outline-level="3">Ziele</text:h>
      <text:p text:style-name="P29"><text:bookmark-end text:name="_Toc241221402"/>Unterstützung der Prüfungsvorbereitung <text:span text:style-name="T2">für Studierende</text:span></text:p>
      <text:p text:style-name="P29">Austausch von Wissen zwischen Nutzern</text:p>
      <text:p text:style-name="P29"/>
      <text:h text:style-name="Heading_20_2" text:outline-level="2"><text:bookmark-start text:name="__RefHeading__328_991069185"/><text:bookmark-start text:name="_Toc241221403"/>Rahmenbedingungen und Organisation<text:bookmark-end text:name="__RefHeading__328_991069185"/><text:bookmark-end text:name="_Toc241221403"/></text:h>
      <text:h text:style-name="Heading_20_3" text:outline-level="3"><text:bookmark-start text:name="__RefHeading__330_991069185"/><text:bookmark-start text:name="_Toc241221404"/>Ansprechpartner auf Auftragnehmerseite<text:bookmark-end text:name="__RefHeading__330_991069185"/><text:bookmark-end text:name="_Toc241221404"/></text:h>
      <text:p text:style-name="Standard">Alex Mantel (<text:a xlink:type="simple" xlink:href="mailto:alex.mantel@haw-hamburg.de">alex.mantel@haw-hamburg.de</text:a>)<text:line-break/>Daniel Hofmeister (<text:a xlink:type="simple" xlink:href="mailto:daniel.hofmeister@haw-hamburg.de">daniel.hofmeister@haw-hamburg.de</text:a>)</text:p>
      <text:h text:style-name="Heading_20_3" text:outline-level="3"><text:bookmark-start text:name="__RefHeading__332_991069185"/><text:bookmark-start text:name="_Toc241221405"/>Ansprechpartner auf Auftraggeberseite<text:bookmark-end text:name="__RefHeading__332_991069185"/><text:bookmark-end text:name="_Toc241221405"/></text:h>
      <text:p text:style-name="Standard">&lt;Todo&gt;</text:p>
      <text:h text:style-name="Heading_20_3" text:outline-level="3"><text:bookmark-start text:name="__RefHeading__334_991069185"/><text:bookmark-start text:name="_Toc241221406"/>Konventionen<text:bookmark-end text:name="__RefHeading__334_991069185"/><text:bookmark-end text:name="_Toc241221406"/></text:h>
      <text:p text:style-name="Standard">&lt;Konventionen des Dokuments&gt;</text:p>
      <text:p text:style-name="P5"><text:bookmark-start text:name="__RefHeading__336_991069185"/><text:bookmark-start text:name="_Toc241221407"/>Aufgabenstellung<text:bookmark-end text:name="__RefHeading__336_991069185"/><text:bookmark-end text:name="_Toc241221407"/></text:p>
      <text:p text:style-name="Standard">In diesem Kapitel wird der Leistungsumfang durch Anforderungen, Prämissen und Leistungsausgrenzungen beschrieben.</text:p>
      <text:h text:style-name="P20" text:outline-level="2"><text:bookmark-start text:name="__RefHeading__338_991069185"/><text:bookmark-start text:name="_Toc241221408"/><text:span text:style-name="T2">A</text:span><text:bookmark-end text:name="_Toc241221408"/><text:span text:style-name="T2">nforderungen</text:span><text:bookmark-end text:name="__RefHeading__338_991069185"/></text:h>
      <text:p text:style-name="P32"/>
      <text:h text:style-name="P21" text:outline-level="1"><text:span text:style-name="T3">Nutzer suchen</text:span><text:line-break/>Jeder Nutzer hat ein Profil mit Statistiken und einer Anzeige der zugehörigen Gruppen.</text:h>
      <text:h text:style-name="P21" text:outline-level="1"><text:span text:style-name="T4">Das Profil für andere Nutzer sperren</text:span><text:line-break/>Jeder Nutzer kann sein Profil sperren, was bedeutet, dass Statistiken und Gruppen für andere Nutzer nicht sichtbar sind.</text:h>
      <text:h text:style-name="P22" text:outline-level="1"><text:span text:style-name="T3">Eine Gruppe eröffnen</text:span><text:line-break/>Jeder Nutzer kann eine Gruppe eröffnen und ist automatisch Prüfer in dieser. </text:h>
      <text:h text:style-name="P22" text:outline-level="1"><text:span text:style-name="T3">Einer Gruppe beitretten</text:span><text:line-break/>Ein Nutzer kann einer Gruppe mittels einer Anfrage um eine Aufnahme bitten, eine Mitgliedsanfrage entsteht oder sich per Passwort direkt in die Gruppe eintragen.</text:h>
      <text:h text:style-name="P23" text:outline-level="1">Mitgliedsanfragen bearbeiten<text:line-break/><text:span text:style-name="T6">Prüfer können Mitgliedsanfragen bestätigen oder abweisen. Der Antragsteller erhält eine Nachricht.</text:span></text:h>
      <text:h text:style-name="P22" text:outline-level="1"><text:span text:style-name="T3">Prüfer in eine Gruppe hinzufügen</text:span><text:line-break/>Nachdem ein Nutzer eine Gruppe eröffnet hat, ist dieser automatisch ein Prüfer dieser Gruppe. Jeder Prüfer kann weitere Prüfer ernennen.</text:h>
      <text:h text:style-name="P24" text:outline-level="1"><text:bookmark-start text:name="__RefHeading__342_991069185"/><text:span text:style-name="T4">Übung machen<text:line-break/></text:span><text:span text:style-name="T8">-Gruppen Fragenkatalog<text:line-break/>-Globale Fragenkatalog<text:line-break/>-Nutzer Fragenkatalog</text:span><text:bookmark-end text:name="__RefHeading__342_991069185"/></text:h>
      <text:h text:style-name="P24" text:outline-level="1"><text:span text:style-name="T4">Fragen </text:span><text:span text:style-name="T5">zum Fragenkatalog </text:span><text:span text:style-name="T4">hinzufügen<text:line-break/>differenzieren zwischen Gruppen, Nutzer</text:span></text:h>
      <text:h text:style-name="Anforderungen" text:outline-level="1"/>
      <text:p text:style-name="Heading_20_1"><text:bookmark-start text:name="__RefHeading__350_991069185"/><text:bookmark-start text:name="_Toc241221410"/>Prioritäten<text:bookmark-end text:name="__RefHeading__350_991069185"/><text:bookmark-end text:name="_Toc241221410"/></text:p>
      <text:p text:style-name="Standard">&lt;Tabelle mit Prioritäten zu den Anforderungen&gt;</text:p>
      <text:p text:style-name="Heading_20_1"><text:bookmark-start text:name="__RefHeading__352_991069185"/><text:bookmark-start text:name="_Toc241221411"/>Glossar<text:bookmark-end text:name="__RefHeading__352_991069185"/><text:bookmark-end text:name="_Toc241221411"/></text:p>
      <table:table table:name="Tabelle2" table:style-name="Tabelle2">
        <table:table-column table:style-name="Tabelle2.A"/>
        <table:table-column table:style-name="Tabelle2.B"/>
        <table:table-row table:style-name="Tabelle2.1">
          <table:table-cell table:style-name="Tabelle2.A1" office:value-type="string">
            <text:p text:style-name="P3">Begriff</text:p>
          </table:table-cell>
          <table:table-cell table:style-name="Tabelle2.A1" office:value-type="string">
            <text:p text:style-name="P3">Definition</text:p>
          </table:table-cell>
        </table:table-row>
        <table:table-row table:style-name="Tabelle2.1">
          <table:table-cell table:style-name="Tabelle2.A1" office:value-type="string">
            <text:p text:style-name="P2">Multiple-Choice</text:p>
          </table:table-cell>
          <table:table-cell table:style-name="Tabelle2.A1" office:value-type="string">
            <text:p text:style-name="P2">Mehrere Antworten können korrekt <text:soft-page-break/>sein. </text:p>
          </table:table-cell>
        </table:table-row>
        <table:table-row table:style-name="Tabelle2.1">
          <table:table-cell table:style-name="Tabelle2.A1" office:value-type="string">
            <text:p text:style-name="P28">Statistiken</text:p>
          </table:table-cell>
          <table:table-cell table:style-name="Tabelle2.A1" office:value-type="string">
            <text:p text:style-name="P28"/>
          </table:table-cell>
        </table:table-row>
        <table:table-row table:style-name="Tabelle2.1">
          <table:table-cell table:style-name="Tabelle2.A1" office:value-type="string">
            <text:p text:style-name="P27">Fragen</text:p>
          </table:table-cell>
          <table:table-cell table:style-name="Tabelle2.A1" office:value-type="string">
            <text:p text:style-name="P2"/>
          </table:table-cell>
        </table:table-row>
        <table:table-row table:style-name="Tabelle2.1">
          <table:table-cell table:style-name="Tabelle2.A1" office:value-type="string">
            <text:p text:style-name="P2">Audio</text:p>
          </table:table-cell>
          <table:table-cell table:style-name="Tabelle2.A1" office:value-type="string">
            <text:p text:style-name="P2">Die Frage wird in Form von Audio vorgelegt. </text:p>
          </table:table-cell>
        </table:table-row>
        <table:table-row table:style-name="Tabelle2.1">
          <table:table-cell table:style-name="Tabelle2.A6" office:value-type="string">
            <text:p text:style-name="P2">Bild</text:p>
          </table:table-cell>
          <table:table-cell table:style-name="Tabelle2.A6" office:value-type="string">
            <text:p text:style-name="P2">Die Frage enthält ein Bild.</text:p>
          </table:table-cell>
        </table:table-row>
        <table:table-row table:style-name="Tabelle2.1">
          <table:table-cell table:style-name="Tabelle2.A6" office:value-type="string">
            <text:p text:style-name="P27">Themen</text:p>
          </table:table-cell>
          <table:table-cell table:style-name="Tabelle2.A6" office:value-type="string">
            <text:p text:style-name="P2"/>
          </table:table-cell>
        </table:table-row>
      </table:table>
      <text:p text:style-name="Heading_20_1"><text:bookmark-start text:name="__RefHeading__354_991069185"/><text:bookmark-start text:name="_Toc241221412"/>Offene Punkte<text:bookmark-end text:name="__RefHeading__354_991069185"/><text:bookmark-end text:name="_Toc241221412"/></text:p>
      <text:list xml:id="list4510724598044740844" text:style-name="WWNum42">
        <text:list-item>
          <text:p text:style-name="P17">&lt;offene Punkte&gt;</text:p>
        </text:list-item>
      </text:list>
      <text:p text:style-name="Heading_20_1"><text:bookmark-start text:name="__RefHeading__356_991069185"/><text:bookmark-start text:name="_Toc241221413"/>Quellen<text:bookmark-end text:name="__RefHeading__356_991069185"/><text:bookmark-end text:name="_Toc241221413"/></text:p>
      <text:p text:style-name="Standard">&lt;Zusätzlich geltende Dokumente zu diesem Lastenheft hier aufführen&g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in" fo:margin-bottom="0.2083in" style:contextual-spacing="false" fo:line-height="100%"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0193in" fo:margin-bottom="0.0693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left="0.5in" fo:margin-right="0in" fo:margin-top="0in" fo:margin-bottom="0.139in" style:contextual-spacing="false" fo:text-indent="0in" style:auto-text-indent="false"/>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in" fo:margin-right="0in" fo:margin-top="0in" fo:margin-bottom="0.0693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tab-stops>
          <style:tab-stop style:position="6.3in" style:type="right" style:leader-style="dotted" style:leader-text="."/>
        </style:tab-stops>
      </style:paragraph-properties>
    </style:style>
    <style:style style:name="Anforderungen" style:family="paragraph" style:parent-style-name="List_20_Paragraph" style:default-outline-level="1">
      <style:paragraph-properties fo:margin-left="0.5909in" fo:margin-right="0in" fo:margin-top="0in" fo:margin-bottom="0.139in" style:contextual-spacing="false" fo:text-indent="-0.3937in" style:auto-text-indent="false">
        <style:tab-stops>
          <style:tab-stop style:position="-1.4772in"/>
        </style:tab-stops>
      </style:paragraph-properties>
    </style:style>
    <style:style style:name="Prämissen" style:family="paragraph" style:parent-style-name="Anforderungen" style:default-outline-level="" style:list-style-name="">
      <style:paragraph-properties fo:margin-left="0.5909in" fo:margin-right="0in" fo:margin-top="0in" fo:margin-bottom="0.139in" style:contextual-spacing="false" fo:text-indent="-0.4016in" style:auto-text-indent="false"/>
    </style:style>
    <style:style style:name="Leistungsausgrenzung" style:family="paragraph" style:parent-style-name="Prämissen">
      <style:paragraph-properties fo:margin-left="0.5909in" fo:margin-right="0in" fo:margin-top="0in" fo:margin-bottom="0.139in" style:contextual-spacing="false" fo:text-indent="-0.3937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el_20_Zeichen" style:display-name="Titel Zeichen"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size-complex="26pt"/>
    </style:style>
    <style:style style:name="Überschrift_20_2_20_Zeichen" style:display-name="Überschrift 2 Zeichen"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3_20_Zeichen" style:display-name="Überschrift 3 Zeichen"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Überschrift_20_4_20_Zeichen" style:display-name="Überschrift 4 Zeichen"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Überschrift_20_5_20_Zeichen" style:display-name="Überschrift 5 Zeichen" style:family="text" style:parent-style-name="Default_20_Paragraph_20_Font">
      <style:text-properties fo:color="#243f60" style:font-name="Cambria" fo:font-family="Cambria" style:font-family-generic="roman" style:font-pitch="variable"/>
    </style:style>
    <style:style style:name="Überschrift_20_6_20_Zeichen" style:display-name="Überschrift 6 Zeichen" style:family="text" style:parent-style-name="Default_20_Paragraph_20_Font">
      <style:text-properties fo:color="#243f60" style:font-name="Cambria" fo:font-family="Cambria" style:font-family-generic="roman" style:font-pitch="variable" fo:font-style="italic" style:font-style-asian="italic" style:font-style-complex="italic"/>
    </style:style>
    <style:style style:name="Überschrift_20_7_20_Zeichen" style:display-name="Überschrift 7 Zeichen" style:family="text" style:parent-style-name="Default_20_Paragraph_20_Font">
      <style:text-properties fo:color="#404040" style:font-name="Cambria" fo:font-family="Cambria" style:font-family-generic="roman" style:font-pitch="variable" fo:font-style="italic" style:font-style-asian="italic" style:font-style-complex="italic"/>
    </style:style>
    <style:style style:name="Überschrift_20_8_20_Zeichen" style:display-name="Überschrift 8 Zeichen" style:family="text" style:parent-style-name="Default_20_Paragraph_20_Font">
      <style:text-properties fo:color="#404040" style:font-name="Cambria" fo:font-family="Cambria" style:font-family-generic="roman" style:font-pitch="variable" fo:font-size="10pt" style:font-size-asian="10pt" style:font-size-complex="10pt"/>
    </style:style>
    <style:style style:name="Überschrift_20_9_20_Zeichen" style:display-name="Überschrift 9 Zeichen"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Listenabsatz_20_Zeichen" style:display-name="Listenabsatz Zeichen" style:family="text" style:parent-style-name="Default_20_Paragraph_20_Font"/>
    <style:style style:name="Anforderungen_20_Zchn" style:display-name="Anforderungen Zchn" style:family="text" style:parent-style-name="Listenabsatz_20_Zeichen"/>
    <style:style style:name="Prämissen_20_Zchn" style:display-name="Prämissen Zchn" style:family="text" style:parent-style-name="Anforderungen_20_Zchn"/>
    <style:style style:name="Leistungsausgrenzung_20_Zchn" style:display-name="Leistungsausgrenzung Zchn" style:family="text" style:parent-style-name="Prämissen_20_Zchn"/>
    <style:style style:name="annotation_20_reference" style:display-name="annotation reference" style:family="text" style:parent-style-name="Default_20_Paragraph_20_Font">
      <style:text-properties fo:font-size="8pt" style:font-size-asian="8pt" style:font-size-complex="8pt"/>
    </style:style>
    <style:style style:name="Kommentartext_20_Zeichen" style:display-name="Kommentartext Zeichen" style:family="text" style:parent-style-name="Default_20_Paragraph_20_Font">
      <style:text-properties fo:font-size="10pt" style:font-size-asian="10pt" style:font-size-complex="10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00000a" fo:font-size="11pt" fo:font-weight="normal" style:font-size-asian="11pt" style:font-weight-asian="normal" style:font-name-complex="Calibri1" style:font-family-complex="Calibri"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style="normal" fo:font-weight="bold" style:font-style-asian="normal"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4" style:num-prefix="A" style:num-format="1">
        <style:list-level-properties text:list-level-position-and-space-mode="label-alignment">
          <style:list-level-label-alignment text:label-followed-by="listtab" fo:text-indent="-0.3937in" fo:margin-left="0.5909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Standard"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Stand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Standard"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Standard"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Standard"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Standard"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Standard"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4" style:num-prefix="A" style:num-format="1">
        <style:list-level-properties text:list-level-position-and-space-mode="label-alignment">
          <style:list-level-label-alignment text:label-followed-by="listtab" fo:text-indent="-0.3937in" fo:margin-left="0.5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4" style:num-prefix="P" style:num-format="1">
        <style:list-level-properties text:list-level-position-and-space-mode="label-alignment">
          <style:list-level-label-alignment text:label-followed-by="listtab" fo:text-indent="-0.4016in" fo:margin-left="0.5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4" style:num-prefix="L" style:num-format="1">
        <style:list-level-properties text:list-level-position-and-space-mode="label-alignment">
          <style:list-level-label-alignment text:label-followed-by="listtab" fo:text-indent="-0.3937in" fo:margin-left="0.5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8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8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8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8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8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8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8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4" style:num-prefix="A" style:num-format="1">
        <style:list-level-properties text:list-level-position-and-space-mode="label-alignment">
          <style:list-level-label-alignment text:label-followed-by="listtab" fo:text-indent="-0.3937in" fo:margin-left="0.5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9839in" fo:margin-bottom="0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Seite | <text:page-number text:select-page="current">6</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Stefan Sarstedt</meta:initial-creator>
    <meta:editing-cycles>46</meta:editing-cycles>
    <meta:print-date>2010-09-28T11:05:00</meta:print-date>
    <meta:creation-date>2013-08-25T10:07:00</meta:creation-date>
    <dc:date>2014-10-18T17:07:28.369643487</dc:date>
    <meta:editing-duration>PT1H21M30S</meta:editing-duration>
    <meta:generator>LibreOffice/4.2.6.3$Linux_X86_64 LibreOffice_project/420m0$Build-3</meta:generator>
    <meta:document-statistic meta:table-count="2" meta:image-count="1" meta:object-count="0" meta:page-count="6" meta:paragraph-count="80" meta:word-count="453" meta:character-count="3406" meta:non-whitespace-character-count="3044"/>
    <meta:user-defined meta:name="AppVersion">14.0000</meta:user-defined>
    <meta:user-defined meta:name="Company">HAW Ham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